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5.198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091cm" fo:min-width="1.568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800080" draw:textarea-horizontal-align="center" draw:textarea-vertical-align="middle"/>
    </style:style>
    <style:style style:name="gr8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Ultrafine_20_Dashed" svg:stroke-width="0.051cm" svg:stroke-color="#ff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23cm"/>
    </style:style>
    <style:style style:name="gr12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4" style:family="graphic" style:parent-style-name="standard">
      <style:graphic-properties draw:marker-end="Arrow" draw:marker-end-width="0.3cm" draw:fill="solid" draw:fill-color="#ff0000" draw:textarea-horizontal-align="center" draw:textarea-vertical-align="middle"/>
    </style:style>
    <style:style style:name="gr15" style:family="graphic" style:parent-style-name="standard">
      <style:graphic-properties draw:stroke="dash" draw:stroke-dash="Fine_20_Dashed" draw:marker-end="Arrow" draw:marker-end-width="0.3cm" draw:fill="solid" draw:fill-color="#ff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86cm" svg:y1="8.72cm" svg:x2="11.86cm" svg:y2="11.26cm">
          <text:p/>
        </draw:line>
        <draw:frame draw:style-name="gr2" draw:text-style-name="P2" draw:layer="layout" svg:width="7.004cm" svg:height="0.806cm" svg:x="3.866cm" svg:y="2.27cm">
          <draw:text-box>
            <text:p><text:span text:style-name="T1">1/0/0/0/andreav/INT/develop</text:span></text:p>
          </draw:text-box>
        </draw:frame>
        <draw:frame draw:style-name="gr2" draw:text-style-name="P2" draw:layer="layout" svg:width="6.568cm" svg:height="0.806cm" svg:x="5.066cm" svg:y="3.17cm">
          <draw:text-box>
            <text:p><text:span text:style-name="T1">1/0/0/0/andreav/INT/stable</text:span></text:p>
          </draw:text-box>
        </draw:frame>
        <draw:line draw:style-name="gr1" draw:text-style-name="P1" draw:layer="layout" svg:x1="5.871cm" svg:y1="4.24cm" svg:x2="5.871cm" svg:y2="10.59cm">
          <text:p/>
        </draw:line>
        <draw:custom-shape draw:style-name="gr3" draw:text-style-name="P1" xml:id="id2" draw:id="id2" draw:layer="layout" svg:width="0.426cm" svg:height="0.439cm" svg:x="5.671cm" svg:y="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9.273cm" svg:height="0.806cm" svg:x="6.206cm" svg:y="4.975cm">
          <draw:text-box>
            <text:p><text:span text:style-name="T1">1/0/0/0/andreav/INT/stable/LIV/Drop.B</text:span></text:p>
          </draw:text-box>
        </draw:frame>
        <draw:custom-shape draw:style-name="gr3" draw:text-style-name="P1" xml:id="id1" draw:id="id1" draw:layer="layout" svg:width="0.426cm" svg:height="0.439cm" svg:x="4.271cm" svg:y="5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426cm" svg:height="0.439cm" svg:x="4.271cm" svg:y="6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4.697cm" svg:y1="5.227cm" svg:x2="5.671cm" svg:y2="5.926cm" draw:start-shape="id1" draw:start-glue-point="10" draw:end-shape="id2" draw:end-glue-point="6" svg:d="m4697 5227 974 699">
          <text:p/>
        </draw:connector>
        <draw:connector draw:style-name="gr5" draw:text-style-name="P1" draw:layer="layout" draw:type="line" svg:x1="5.733cm" svg:y1="6.081cm" svg:x2="4.635cm" svg:y2="6.671cm" draw:start-shape="id2" draw:start-glue-point="7" draw:end-shape="id3" draw:end-glue-point="11" svg:d="m5733 6081-1098 590">
          <text:p/>
        </draw:connector>
        <draw:frame draw:style-name="gr2" draw:text-style-name="P2" draw:layer="layout" svg:width="8.931cm" svg:height="0.806cm" svg:x="11.225cm" svg:y="7.35cm">
          <draw:text-box>
            <text:p><text:span text:style-name="T1">1/0/0/0/andreav/</text:span><text:span text:style-name="T2">INT/feature_develop</text:span></text:p>
          </draw:text-box>
        </draw:frame>
        <draw:frame draw:style-name="gr2" draw:text-style-name="P2" draw:layer="layout" svg:width="8.495cm" svg:height="0.806cm" svg:x="14.16cm" svg:y="8.449cm">
          <draw:text-box>
            <text:p><text:span text:style-name="T1">1/0/0/0/andreav/</text:span><text:span text:style-name="T2">INT/feature_stable</text:span></text:p>
          </draw:text-box>
        </draw:frame>
        <draw:connector draw:style-name="gr5" draw:text-style-name="P1" xml:id="id16" draw:id="id16" draw:layer="layout" draw:type="line" svg:x1="6.035cm" svg:y1="6.081cm" svg:x2="11.667cm" svg:y2="8.576cm" draw:start-shape="id2" draw:start-glue-point="9" draw:end-shape="id4" draw:end-glue-point="5" svg:d="m6035 6081 5632 2495">
          <text:p/>
        </draw:connector>
        <draw:custom-shape draw:style-name="gr6" draw:text-style-name="P1" xml:id="id8" draw:id="id8" draw:layer="layout" svg:width="0.426cm" svg:height="0.439cm" svg:x="13.705cm" svg:y="12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xml:id="id19" draw:id="id19" draw:layer="layout" svg:width="11.115cm" svg:height="0.806cm" svg:x="14.34cm" svg:y="11.78cm">
          <draw:text-box>
            <text:p><text:span text:style-name="T1">1/0/0/0/andreav/INT/feature_stable/LIV/Drop.0</text:span></text:p>
          </draw:text-box>
        </draw:frame>
        <draw:custom-shape draw:style-name="gr3" draw:text-style-name="P1" xml:id="id4" draw:id="id4" draw:layer="layout" svg:width="0.426cm" svg:height="0.439cm" svg:x="11.605cm" svg:y="8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426cm" svg:height="0.439cm" svg:x="11.608cm" svg:y="9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426cm" svg:height="0.439cm" svg:x="10.708cm" svg:y="10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439cm" svg:height="0.379cm" svg:x="11.581cm" svg:y="11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67cm" svg:y1="9.795cm" svg:x2="11.072cm" svg:y2="10.329cm" draw:start-shape="id5" draw:start-glue-point="7" draw:end-shape="id6" draw:end-glue-point="11" svg:d="m11670 9795-598 534">
          <text:p/>
        </draw:connector>
        <draw:connector draw:style-name="gr5" draw:text-style-name="P1" draw:layer="layout" draw:type="line" svg:x1="11.072cm" svg:y1="10.64cm" svg:x2="11.645cm" svg:y2="11.236cm" draw:start-shape="id6" draw:start-glue-point="9" draw:end-shape="id7" draw:end-glue-point="5" svg:d="m11072 10640 573 596">
          <text:p/>
        </draw:connector>
        <draw:connector draw:style-name="gr5" draw:text-style-name="P1" draw:layer="layout" draw:type="line" svg:x1="11.956cm" svg:y1="11.505cm" svg:x2="13.767cm" svg:y2="12.075cm" draw:start-shape="id7" draw:start-glue-point="9" draw:end-shape="id8" draw:end-glue-point="5" svg:d="m11956 11505 1811 570">
          <text:p/>
        </draw:connector>
        <draw:line draw:style-name="gr1" draw:text-style-name="P1" draw:layer="layout" svg:x1="11.96cm" svg:y1="8.72cm" svg:x2="13.965cm" svg:y2="9.355cm">
          <text:p/>
        </draw:line>
        <draw:line draw:style-name="gr7" draw:text-style-name="P1" draw:layer="layout" svg:x1="13.951cm" svg:y1="9.42cm" svg:x2="13.951cm" svg:y2="11.96cm">
          <text:p/>
        </draw:line>
        <draw:line draw:style-name="gr1" draw:text-style-name="P1" draw:layer="layout" svg:x1="4.501cm" svg:y1="3.605cm" svg:x2="4.501cm" svg:y2="18.845cm">
          <text:p/>
        </draw:line>
        <draw:custom-shape draw:style-name="gr3" draw:text-style-name="P1" xml:id="id9" draw:id="id9" draw:layer="layout" svg:width="0.426cm" svg:height="0.439cm" svg:x="4.249cm" svg:y="7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426cm" svg:height="0.439cm" svg:x="3.349cm" svg:y="8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439cm" svg:height="0.379cm" svg:x="4.222cm" svg:y="10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4.311cm" svg:y1="8.09cm" svg:x2="3.713cm" svg:y2="8.624cm" draw:start-shape="id9" draw:start-glue-point="7" draw:end-shape="id10" draw:end-glue-point="11" svg:d="m4311 8090-598 534">
          <text:p/>
        </draw:connector>
        <draw:custom-shape draw:style-name="gr3" draw:text-style-name="P1" xml:id="id11" draw:id="id11" draw:layer="layout" svg:width="0.426cm" svg:height="0.439cm" svg:x="3.349cm" svg:y="9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3.713cm" svg:y1="10.336cm" svg:x2="4.286cm" svg:y2="10.931cm" draw:start-shape="id11" draw:start-glue-point="9" draw:end-shape="id12" draw:end-glue-point="5" svg:d="m3713 10336 573 595">
          <text:p/>
        </draw:connector>
        <draw:connector draw:style-name="gr5" draw:text-style-name="P1" draw:layer="layout" draw:type="line" svg:x1="3.562cm" svg:y1="8.999cm" svg:x2="3.562cm" svg:y2="9.961cm" draw:start-shape="id10" draw:start-glue-point="8" draw:end-shape="id11" draw:end-glue-point="4" svg:d="m3562 8999v962">
          <text:p/>
        </draw:connector>
        <draw:custom-shape draw:style-name="gr6" draw:text-style-name="P1" xml:id="id14" draw:id="id14" draw:layer="layout" svg:width="0.439cm" svg:height="0.379cm" svg:x="4.223cm" svg:y="15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3.705cm" svg:y1="13.332cm" svg:x2="4.662cm" svg:y2="15.667cm" draw:start-shape="id13" draw:start-glue-point="6" draw:end-shape="id14" draw:end-glue-point="10" svg:d="m13705 13332-9043 2335">
          <text:p/>
        </draw:connector>
        <draw:frame draw:style-name="gr4" draw:text-style-name="P2" xml:id="id20" draw:id="id20" draw:layer="layout" svg:width="11.115cm" svg:height="0.806cm" svg:x="14.341cm" svg:y="13.08cm">
          <draw:text-box>
            <text:p><text:span text:style-name="T1">1/0/0/0/andreav/INT/feature_stable/LIV/Drop.1</text:span></text:p>
          </draw:text-box>
        </draw:frame>
        <draw:custom-shape draw:style-name="gr8" draw:text-style-name="P1" draw:layer="layout" svg:width="4.82cm" svg:height="7.62cm" svg:x="10.1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7.665cm" svg:height="0.962cm" svg:x="16.925cm" svg:y="10.055cm">
          <draw:text-box>
            <text:p><text:span text:style-name="T3">Feature develop history</text:span></text:p>
          </draw:text-box>
        </draw:frame>
        <draw:line draw:style-name="gr10" draw:text-style-name="P1" draw:layer="layout" svg:x1="16.94cm" svg:y1="10.525cm" svg:x2="14.97cm" svg:y2="10.525cm">
          <text:p/>
        </draw:line>
        <draw:frame draw:style-name="gr11" draw:text-style-name="P3" draw:layer="layout" svg:width="13.73cm" svg:height="3.095cm" svg:x="6.235cm" svg:y="16.067cm">
          <draw:text-box>
            <text:p><text:span text:style-name="T3">Before integrating feature, must</text:span></text:p>
            <text:p><text:span text:style-name="T3">merge it on INT/develop HEAD.</text:span></text:p>
            <text:p><text:span text:style-name="T3">This is done automatically if integration </text:span></text:p>
            <text:p><text:span text:style-name="T3">branch is changed before merging/pushing</text:span></text:p>
          </draw:text-box>
        </draw:frame>
        <draw:frame draw:style-name="gr9" draw:text-style-name="P3" xml:id="id18" draw:id="id18" draw:layer="layout" svg:width="9.392cm" svg:height="0.962cm" svg:x="15.168cm" svg:y="14.208cm">
          <draw:text-box>
            <text:p><text:span text:style-name="T3">Stable versions of the feature</text:span></text:p>
          </draw:text-box>
        </draw:frame>
        <draw:frame draw:style-name="gr9" draw:text-style-name="P4" draw:layer="layout" svg:width="8.85cm" svg:height="0.962cm" svg:x="13.682cm" svg:y="3.213cm">
          <draw:text-box>
            <text:p><text:span text:style-name="T4">Repository evolves by its own</text:span></text:p>
          </draw:text-box>
        </draw:frame>
        <draw:line draw:style-name="gr5" draw:text-style-name="P1" draw:layer="layout" svg:x1="13.765cm" svg:y1="4.175cm" svg:x2="8.05cm" svg:y2="4.81cm">
          <text:p/>
        </draw:line>
        <draw:frame draw:style-name="gr9" draw:text-style-name="P5" xml:id="id15" draw:id="id15" draw:layer="layout" svg:width="16.284cm" svg:height="0.806cm" svg:x="9.981cm" svg:y="6.08cm">
          <draw:text-box>
            <text:p text:style-name="P5"><text:span text:style-name="T5">swgit init -r1/0/0/0 –src 1/0/0/0/andreav/INT/stable/LIV/Drop.B -c feature</text:span></text:p>
          </draw:text-box>
        </draw:frame>
        <draw:connector draw:style-name="gr12" draw:text-style-name="P1" draw:layer="layout" draw:type="line" svg:x1="9.981cm" svg:y1="6.483cm" svg:x2="8.851cm" svg:y2="7.328cm" draw:start-shape="id15" draw:start-glue-point="3" draw:end-shape="id16" draw:end-glue-point="0" svg:d="m9981 6483-1130 845">
          <text:p/>
        </draw:connector>
        <draw:custom-shape draw:style-name="gr6" draw:text-style-name="P1" xml:id="id13" draw:id="id13" draw:layer="layout" svg:width="0.426cm" svg:height="0.439cm" svg:x="13.705cm" svg:y="13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0.439cm" svg:height="0.379cm" svg:x="11.581cm" svg:y="12.2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956cm" svg:y1="12.606cm" svg:x2="13.767cm" svg:y2="13.176cm" draw:start-shape="id17" draw:start-glue-point="9" draw:end-shape="id13" draw:end-glue-point="5" svg:d="m11956 12606 1811 570">
          <text:p/>
        </draw:connector>
        <draw:line draw:style-name="gr1" draw:text-style-name="P1" draw:layer="layout" svg:x1="11.86cm" svg:y1="11.595cm" svg:x2="11.86cm" svg:y2="12.23cm">
          <text:p/>
        </draw:line>
        <draw:line draw:style-name="gr1" draw:text-style-name="P1" draw:layer="layout" svg:x1="13.96cm" svg:y1="12.396cm" svg:x2="13.96cm" svg:y2="13.031cm">
          <text:p/>
        </draw:line>
        <draw:custom-shape draw:style-name="gr13" draw:text-style-name="P1" draw:layer="layout" svg:width="0.439cm" svg:height="0.379cm" svg:x="4.223cm" svg:y="13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.635cm" svg:y1="13.065cm" svg:x2="4.175cm" svg:y2="13.465cm">
          <text:p/>
        </draw:line>
        <draw:frame draw:style-name="gr9" draw:text-style-name="P6" draw:layer="layout" svg:width="2.763cm" svg:height="1.361cm" svg:x="1.335cm" svg:y="11.46cm">
          <draw:text-box>
            <text:p><text:span text:style-name="T6">pull origin </text:span></text:p>
            <text:p><text:span text:style-name="T6">HEAD</text:span></text:p>
          </draw:text-box>
        </draw:frame>
        <draw:frame draw:style-name="gr9" draw:text-style-name="P6" draw:layer="layout" svg:width="3.482cm" svg:height="0.806cm" svg:x="1.136cm" svg:y="14.161cm">
          <draw:text-box>
            <text:p><text:span text:style-name="T6">push to origin</text:span></text:p>
          </draw:text-box>
        </draw:frame>
        <draw:line draw:style-name="gr14" draw:text-style-name="P1" draw:layer="layout" svg:x1="4.175cm" svg:y1="15.605cm" svg:x2="1.635cm" svg:y2="14.97cm">
          <text:p/>
        </draw:line>
        <draw:line draw:style-name="gr15" draw:text-style-name="P1" draw:layer="layout" svg:x1="9.255cm" svg:y1="15.605cm" svg:x2="4.81cm" svg:y2="13.7cm">
          <text:p/>
        </draw:line>
        <draw:connector draw:style-name="gr14" draw:text-style-name="P1" draw:layer="layout" draw:line-skew="0.445cm" svg:x1="24.56cm" svg:y1="14.689cm" svg:x2="25.455cm" svg:y2="12.183cm" draw:start-shape="id18" draw:start-glue-point="1" draw:end-shape="id19" draw:end-glue-point="1" svg:d="m24560 14689h1840v-2506h-945">
          <text:p/>
        </draw:connector>
        <draw:connector draw:style-name="gr14" draw:text-style-name="P1" draw:layer="layout" draw:line-skew="0.444cm" svg:x1="24.56cm" svg:y1="14.689cm" svg:x2="25.456cm" svg:y2="13.483cm" draw:start-shape="id18" draw:start-glue-point="1" draw:end-shape="id20" svg:d="m24560 14689h1840v-1206h-9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697cm" fo:margin-left="1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7T17:51:14</meta:creation-date>
    <dc:date>2012-02-28T12:08:26</dc:date>
    <dc:creator>vallea </dc:creator>
    <meta:editing-duration>PT42M46S</meta:editing-duration>
    <meta:editing-cycles>12</meta:editing-cycles>
    <meta:generator>LibreOffice/3.3$Linux LibreOffice_project/330m19$Build-301</meta:generator>
    <meta:document-statistic meta:object-count="57"/>
  </office:meta>
</office:document-meta>
</file>